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E0000015C10C6B9512498935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081cm" style:rel-width="48%" svg:height="9.208cm" style:rel-height="31%" draw:z-index="0"><draw:image xlink:href="Pictures/100000000000017E0000015C10C6B951249893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21:01:53.704000000</meta:creation-date>
    <dc:date>2021-11-29T21:07:13.358000000</dc:date>
    <meta:editing-duration>PT3M51S</meta:editing-duration>
    <meta:editing-cycles>10</meta:editing-cycles>
    <meta:generator>LibreOfficeDev/7.4.0.0.alpha0$Windows_X86_64 LibreOffice_project/ddc57169ac8d1de00403dbb09fef5221beaa0f3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